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400000021A656DFD21C4E340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1dd2da"/>
    </style:style>
    <style:style style:name="P2" style:family="paragraph" style:parent-style-name="Frame_20_contents">
      <style:text-properties fo:color="#666666" loext:opacity="100%" fo:font-size="8pt" fo:font-weight="bold" officeooo:rsid="0020b131" officeooo:paragraph-rsid="0020b131" style:font-size-asian="8pt" style:font-weight-asian="bold" style:font-size-complex="8pt" style:font-weight-complex="bold"/>
    </style:style>
    <style:style style:name="P3" style:family="paragraph" style:parent-style-name="Frame_20_contents">
      <style:text-properties fo:color="#666666" loext:opacity="100%" fo:font-size="8pt" fo:font-weight="bold" officeooo:rsid="002417c0" officeooo:paragraph-rsid="002417c0" style:font-size-asian="8pt" style:font-weight-asian="bold" style:font-size-complex="8pt" style:font-weight-complex="bold"/>
    </style:style>
    <style:style style:name="P4" style:family="paragraph" style:parent-style-name="Frame_20_contents">
      <style:text-properties officeooo:paragraph-rsid="002417c0"/>
    </style:style>
    <style:style style:name="P5" style:family="paragraph" style:parent-style-name="Text_20_body">
      <style:text-properties fo:color="#333333" loext:opacity="100%" officeooo:rsid="00405875" officeooo:paragraph-rsid="00405875"/>
    </style:style>
    <style:style style:name="P6" style:family="paragraph" style:parent-style-name="Frame_20_contents">
      <style:text-properties officeooo:paragraph-rsid="0020b131"/>
    </style:style>
    <style:style style:name="P7" style:family="paragraph" style:parent-style-name="Frame_20_contents">
      <style:text-properties officeooo:rsid="00405875" officeooo:paragraph-rsid="00405875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>
      <loext:graphic-properties draw:fill="solid" draw:fill-color="#ff4000"/>
    </style:style>
    <style:style style:name="P10" style:family="paragraph">
      <loext:graphic-properties draw:fill="none" draw:fill-color="#ffffff"/>
      <style:paragraph-properties style:writing-mode="lr-tb"/>
      <style:text-properties fo:color="#2a6099" loext:opacity="100%" fo:font-size="12pt" fo:background-color="#5983b0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text-properties fo:color="#cccccc" loext:opacity="100%"/>
    </style:style>
    <style:style style:name="P13" style:family="paragraph">
      <loext:graphic-properties draw:fill="none" draw:fill-color="#ffffff"/>
      <style:paragraph-properties style:writing-mode="lr-tb"/>
      <style:text-properties fo:color="#cccccc" loext:opacity="100%" fo:font-size="12pt" fo:background-color="#5983b0"/>
    </style:style>
    <style:style style:name="P14" style:family="paragraph">
      <loext:graphic-properties draw:fill-color="#ff4000"/>
      <style:paragraph-properties fo:text-align="center"/>
      <style:text-properties fo:font-size="12pt"/>
    </style:style>
    <style:style style:name="P15" style:family="paragraph">
      <loext:graphic-properties draw:fill-color="#999999"/>
    </style:style>
    <style:style style:name="T1" style:family="text">
      <style:text-properties officeooo:rsid="001dd2da"/>
    </style:style>
    <style:style style:name="T2" style:family="text">
      <style:text-properties fo:color="#333333" loext:opacity="100%" officeooo:rsid="003d6cda"/>
    </style:style>
    <style:style style:name="T3" style:family="text">
      <style:text-properties fo:color="#333333" loext:opacity="100%" officeooo:rsid="003de7a4"/>
    </style:style>
    <style:style style:name="T4" style:family="text">
      <style:text-properties fo:color="#333333" loext:opacity="100%" officeooo:rsid="00405875"/>
    </style:style>
    <style:style style:name="T5" style:family="text">
      <style:text-properties officeooo:rsid="002a0720"/>
    </style:style>
    <style:style style:name="T6" style:family="text">
      <style:text-properties officeooo:rsid="002aac5b"/>
    </style:style>
    <style:style style:name="T7" style:family="text">
      <style:text-properties officeooo:rsid="002e9b44"/>
    </style:style>
    <style:style style:name="T8" style:family="text">
      <style:text-properties fo:color="#666666" loext:opacity="100%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666666" loext:opacity="100%" fo:font-size="8pt" fo:font-weight="bold" officeooo:rsid="0020b131" style:font-size-asian="8pt" style:font-weight-asian="bold" style:font-size-complex="8pt" style:font-weight-complex="bold"/>
    </style:style>
    <style:style style:name="T10" style:family="text">
      <style:text-properties fo:color="#666666" loext:opacity="100%" fo:font-size="8pt" fo:font-weight="bold" officeooo:rsid="003d6cda" style:font-size-asian="8pt" style:font-weight-asian="bold" style:font-size-complex="8pt" style:font-weight-complex="bold"/>
    </style:style>
    <style:style style:name="T11" style:family="text">
      <style:text-properties fo:color="#666666" loext:opacity="100%" fo:font-size="8pt" fo:font-weight="bold" officeooo:rsid="00405875" style:font-size-asian="8pt" style:font-weight-asian="bold" style:font-size-complex="8pt" style:font-weight-complex="bold"/>
    </style:style>
    <style:style style:name="T12" style:family="text">
      <style:text-properties fo:color="#666666" loext:opacity="100%" fo:font-size="8pt" fo:font-weight="normal" officeooo:rsid="002417c0" style:font-size-asian="8pt" style:font-weight-asian="normal" style:font-size-complex="8pt" style:font-weight-complex="normal"/>
    </style:style>
    <style:style style:name="T13" style:family="text">
      <style:text-properties fo:color="#666666" loext:opacity="100%" fo:font-size="8pt" fo:font-weight="normal" officeooo:rsid="003de7a4" style:font-size-asian="8pt" style:font-weight-asian="normal" style:font-size-complex="8pt" style:font-weight-complex="normal"/>
    </style:style>
    <style:style style:name="T14" style:family="text">
      <style:text-properties officeooo:rsid="003d6cda"/>
    </style:style>
    <style:style style:name="T15" style:family="text">
      <style:text-properties officeooo:rsid="003de7a4"/>
    </style:style>
    <style:style style:name="T16" style:family="text">
      <style:text-properties officeooo:rsid="00405875"/>
    </style:style>
    <style:style style:name="T17" style:family="text">
      <style:text-properties fo:color="#2a6099" loext:opacity="100%" fo:font-size="10.5pt" style:font-size-asian="9pt" style:font-size-complex="10.5pt"/>
    </style:style>
    <style:style style:name="T18" style:family="text">
      <style:text-properties fo:color="#cccccc" loext:opacity="100%" fo:font-size="10.5pt" style:font-size-asian="9pt" style:font-size-complex="10.5pt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="0.0591in" fo:border="none" style:writing-mode="lr-tb" draw:textarea-vertical-align="midd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4000" draw:fill="solid" draw:fill-color="#ff4000" draw:textarea-horizontal-align="justify" draw:textarea-vertical-align="middle" draw:auto-grow-height="false" fo:min-height="0.1236in" fo:min-width="0.1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 style:parent-style-name="Frame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5571in" fo:min-width="1.3409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2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 style:parent-style-name="Frame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6382in" fo:min-width="1.2201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201in" svg:stroke-color="#ff4000" draw:marker-start-width="0.1689in" draw:marker-end-width="0.1689in" draw:fill-color="#ff4000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svg:stroke-width="0.0201in" draw:marker-start-width="0.1689in" draw:marker-end-width="0.1689in" draw:fill-color="#999999" draw:textarea-horizontal-align="justify" draw:textarea-vertical-align="middle" draw:auto-grow-height="false" fo:min-height="0.2929in" fo:min-width="1.3598in" fo:padding-top="0.0098in" fo:padding-bottom="0.0098in" fo:padding-left="0.0098in" fo:padding-right="0.009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svg:stroke-width="0.0201in" draw:marker-start-width="0.1689in" draw:marker-end-width="0.1689in" draw:fill-color="#999999" draw:textarea-horizontal-align="justify" draw:textarea-vertical-align="middle" draw:auto-grow-height="false" fo:min-height="0.2929in" fo:min-width="1.1965in" fo:padding-top="0.0098in" fo:padding-bottom="0.0098in" fo:padding-left="0.0098in" fo:padding-right="0.009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201in" draw:marker-start-width="0.1689in" draw:marker-end-width="0.1689in" draw:fill-color="#999999" draw:textarea-horizontal-align="justify" draw:textarea-vertical-align="middle" draw:auto-grow-height="false" fo:min-height="0.2929in" fo:min-width="1.028in" fo:padding-top="0.0098in" fo:padding-bottom="0.0098in" fo:padding-left="0.0098in" fo:padding-right="0.009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1.0972in" fo:min-width="1.0335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SW S22 CSCI6410 H<text:span text:style-name="T1">W1 Lee Brunovsky</text:span> </text:p>
      <text:p text:style-name="Standard"/>
      <text:p text:style-name="P1"><draw:custom-shape text:anchor-type="paragraph" draw:z-index="3" draw:name="Shape2_0" draw:style-name="gr8" draw:text-style-name="P15" svg:width="1.2161in" svg:height="0.313in" svg:x="1.7752in" svg:y="0.0689in"><text:p text:style-name="P1"><draw:custom-shape text:anchor-type="paragraph" draw:z-index="5" draw:name="Shape2_1" draw:style-name="gr7" draw:text-style-name="P15" svg:width="1.3795in" svg:height="0.313in" svg:x="2.2138in" svg:y="-0.0409in"><text:p text:style-name="P1"><text:span text:style-name="T1"><text:s text:c="7"/></text:span><text:span text:style-name="T3">LOCATION</text:span></text:p><draw:enhanced-geometry svg:viewBox="0 0 21600 21600" draw:type="rectangle" draw:enhanced-path="M 0 0 L 21600 0 21600 21600 0 21600 0 0 Z N"/></draw:custom-shape><text:span text:style-name="T1"><text:s text:c="9"/></text:span><text:span text:style-name="T4">INVENTORY</text:span></text:p><draw:enhanced-geometry svg:viewBox="0 0 21600 21600" draw:type="rectangle" draw:enhanced-path="M 0 0 L 21600 0 21600 21600 0 21600 0 0 Z N"/></draw:custom-shape><draw:custom-shape text:anchor-type="paragraph" draw:z-index="2" draw:name="Shape2" draw:style-name="gr9" draw:text-style-name="P15" svg:width="1.0476in" svg:height="0.313in" svg:x="-0.2839in" svg:y="0.061in"><text:p/><draw:enhanced-geometry svg:viewBox="0 0 21600 21600" draw:type="rectangle" draw:enhanced-path="M 0 0 L 21600 0 21600 21600 0 21600 0 0 Z N"/></draw:custom-shape><draw:frame draw:style-name="fr1" draw:name="Frame21" text:anchor-type="paragraph" svg:x="-0.1957in" svg:y="0.0945in" svg:width="1in" svg:height="0.3098in" draw:z-index="6"><draw:text-box><text:p text:style-name="P5">SUPPLY</text:p></draw:text-box></draw:frame></text:p>
      <text:p text:style-name="Standard"><draw:custom-shape text:anchor-type="paragraph" draw:z-index="1" draw:name="Shape1" draw:style-name="gr10" draw:text-style-name="P11" svg:width="1.0531in" svg:height="1.1169in" svg:x="-0.2839in" svg:y="0.1819in"><text:p text:style-name="P2"><text:span text:style-name="T5">PK | <text:s/></text:span><text:span text:style-name="T16">SUP</text:span><text:span text:style-name="T14">_</text:span><text:span text:style-name="T16">SKU</text:span></text:p><text:p text:style-name="P6"><text:span text:style-name="T9"><text:s text:c="9"/></text:span><text:span text:style-name="T11">SUP_VENDOR</text:span><text:span text:style-name="T9"> </text:span></text:p><text:p text:style-name="P7"><text:span text:style-name="T9"><text:s text:c="9"/>S</text:span><text:span text:style-name="T8">UP_ITEM</text:span></text:p><text:p text:style-name="P7"><text:span text:style-name="T8"><text:s text:c="9"/>SUP_COST</text:span></text:p><text:p text:style-name="P7"><text:span text:style-name="T8"><text:s text:c="9"/>SUP_QTY</text:span></text:p><text:p text:style-name="P7"><text:span text:style-name="T8"><text:s text:c="9"/>SUP_DATE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Shape1_2" draw:style-name="gr5" draw:text-style-name="P11" svg:width="1.2398in" svg:height="0.6579in" svg:x="1.7689in" svg:y="0.1898in"><text:p text:style-name="P2"><draw:custom-shape text:anchor-type="paragraph" draw:z-index="13" draw:name="Shape1_0" draw:style-name="gr3" draw:text-style-name="P11" svg:width="1.3606in" svg:height="0.5768in" svg:x="2.2327in" svg:y="-0.1173in"><text:p text:style-name="P2"><text:span text:style-name="T7">PK <text:s text:c="2"/>| </text:span><text:span text:style-name="T15">ITEM</text:span>_<text:span text:style-name="T15">ID</text:span></text:p><text:p text:style-name="P3"><text:span text:style-name="T7">FK1 |</text:span> <text:span text:style-name="T15">BLDG_CODE</text:span></text:p><text:p text:style-name="P4"><text:span text:style-name="T12"><text:s text:c="11"/></text:span><text:span text:style-name="T13">ROOM_NUM</text:span></text:p><draw:enhanced-geometry svg:viewBox="0 0 21600 21600" draw:mirror-horizontal="false" draw:mirror-vertical="false" draw:type="rectangle" draw:enhanced-path="M 0 0 L 21600 0 21600 21600 0 21600 0 0 Z N"/></draw:custom-shape><text:span text:style-name="T6">PK <text:s text:c="2"/>| </text:span><text:span text:style-name="T16">INV</text:span>_<text:span text:style-name="T16">SKU</text:span></text:p><text:p text:style-name="P2"><text:s text:c="10"/><text:span text:style-name="T16">INV</text:span>_<text:span text:style-name="T16">QOH</text:span></text:p><text:p text:style-name="P6"><text:span text:style-name="T9"><text:s text:c="10"/></text:span><text:span text:style-name="T11">INV</text:span><text:span text:style-name="T10">_</text:span><text:span text:style-name="T11">SUBTOTAL</text:span></text:p><text:p text:style-name="P7"><text:span text:style-name="T10"><text:s text:c="10"/>I</text:span><text:span text:style-name="T8">NV_EXPIRE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14" draw:name="Shape4_1" draw:style-name="gr2" draw:text-style-name="P10" svg:width="0.7012in" svg:height="0.226in" svg:x="3.4882in" svg:y="0.0543in"><draw:text-box><text:p><text:span text:style-name="T17">Is Found In</text:span></text:p></draw:text-box></draw:frame><draw:frame text:anchor-type="paragraph" draw:z-index="12" draw:name="Shape4_0" draw:style-name="gr4" draw:text-style-name="P13" svg:width="0.6657in" svg:height="0.2039in" svg:x="0.9654in" svg:y="0.0953in"><draw:text-box><text:p text:style-name="P12"><text:span text:style-name="T18">Generates</text:span></text:p></draw:text-box></draw:frame></text:p>
      <text:p text:style-name="Standard"><draw:line text:anchor-type="paragraph" draw:z-index="9" draw:name="Shape3_18" draw:style-name="gr6" draw:text-style-name="P14" svg:x1="4.2236in" svg:y1="0.1126in" svg:x2="4.2236in" svg:y2="0.2425in"><text:p/></draw:line><draw:line text:anchor-type="paragraph" draw:z-index="10" draw:name="Shape3_19" draw:style-name="gr6" draw:text-style-name="P14" svg:x1="4.1626in" svg:y1="0.1244in" svg:x2="4.1626in" svg:y2="0.2543in"><text:p/></draw:line><draw:line text:anchor-type="paragraph" draw:z-index="6" draw:name="Shape3_0" draw:style-name="gr6" draw:text-style-name="P14" svg:x1="3.4217in" svg:y1="0.1909in" svg:x2="4.3126in" svg:y2="0.1929in"><text:p/></draw:line><draw:line text:anchor-type="paragraph" draw:z-index="7" draw:name="Shape3_1" draw:style-name="gr6" draw:text-style-name="P14" svg:x1="3.5378in" svg:y1="0.1244in" svg:x2="3.5378in" svg:y2="0.2602in"><text:p/></draw:line><draw:line text:anchor-type="paragraph" draw:z-index="8" draw:name="Shape3_2" draw:style-name="gr6" draw:text-style-name="P14" svg:x1="3.6024in" svg:y1="0.1244in" svg:x2="3.6024in" svg:y2="0.2602in"><text:p/></draw:line><text:s text:c="24"/></text:p>
      <text:p text:style-name="Standard"><draw:custom-shape text:anchor-type="paragraph" draw:z-index="15" draw:name="Shape5_0" draw:style-name="gr1" draw:text-style-name="P9" svg:width="0.1567in" svg:height="0.174in" svg:x="0.7689in" svg:y="0.139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frame draw:style-name="fr2" draw:name="Image1" text:anchor-type="char" svg:x="0.7634in" svg:y="0.1055in" svg:width="1.0366in" svg:height="0.2311in" draw:z-index="0"><draw:image xlink:href="Pictures/100002010000009400000021A656DFD21C4E34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 text:c="5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t" draw:style="rect" draw:dots1="1" draw:dots1-length="32%" draw:distance="3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0T19:48:25.430000000</meta:creation-date>
    <meta:generator>LibreOffice/7.1.0.3$Windows_X86_64 LibreOffice_project/f6099ecf3d29644b5008cc8f48f42f4a40986e4c</meta:generator>
    <dc:date>2022-04-13T13:33:47.785000000</dc:date>
    <meta:editing-duration>PT2H2M2S</meta:editing-duration>
    <meta:editing-cycles>26</meta:editing-cycles>
    <meta:document-statistic meta:table-count="0" meta:image-count="1" meta:object-count="0" meta:page-count="1" meta:paragraph-count="19" meta:word-count="30" meta:character-count="370" meta:non-whitespace-character-count="173"/>
  </office:meta>
</office:document-meta>
</file>